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XMLConsumer.en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XMLConsumer.endD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XMLConsumer.skippe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XMLConsumer.processingInstruction( String target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XMLConsumer.startDTD( String name ,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XMLConsumer.comment( char ch [ ] , int star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XMLConsumer.endPrefixMapping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XMLConsumer.startPrefixMapping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XMLConsum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XMLConsumer.start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XMLConsumer.ignorableWhitespace( char ch [ ] , int star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XMLConsumer.startElement( String uri , String loc , String raw , Attributes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XMLConsum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XMLConsumer.setDocumentLocator(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XMLConsumer.end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XMLConsumer.characters( char ch [ ] , int star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XMLConsumer.start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XMLConsumer.endElement( String uri , String loc , String ra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